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1feaf" officeooo:paragraph-rsid="0011feaf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1feaf" officeooo:paragraph-rsid="0011fea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1feaf" officeooo:paragraph-rsid="0011feaf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11feaf" officeooo:paragraph-rsid="0011feaf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1feaf" officeooo:paragraph-rsid="0011fea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4266a" officeooo:paragraph-rsid="0014266a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fo:font-weight="bold" officeooo:rsid="0011feaf" officeooo:paragraph-rsid="0011feaf" style:font-size-asian="13.1000003814697pt" style:font-weight-asian="bold" style:font-size-complex="1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426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NOTES</text:p>
      <text:p text:style-name="P1"/>
      <text:p text:style-name="P2">A estrutura básica de um programa em JAVA se da pelo formato:</text:p>
      <text:p text:style-name="P2"/>
      <text:p text:style-name="P3">public class MeuPrograma {</text:p>
      <text:p text:style-name="P3"><text:tab/>public static void main(String[] args) {</text:p>
      <text:p text:style-name="P3"><text:tab/></text:p>
      <text:p text:style-name="P3"><text:tab/>}</text:p>
      <text:p text:style-name="P3">}</text:p>
      <text:p text:style-name="P3"/>
      <text:p text:style-name="P2">A função “main” do Java é a função principal, onde o funcionamento primordial acontece.</text:p>
      <text:p text:style-name="P2"/>
      <text:p text:style-name="P2"/>
      <text:p text:style-name="P4">- Tipos de variáveis:</text:p>
      <text:p text:style-name="P4"/>
      <text:p text:style-name="P3">var – <text:span text:style-name="T1">Variável de qualquer tipo.</text:span></text:p>
      <text:p text:style-name="P3">int – <text:span text:style-name="T1">Variávei de número inteiro.</text:span></text:p>
      <text:p text:style-name="P3">double – <text:span text:style-name="T1">Variável de número decimal (2 casas).</text:span></text:p>
      <text:p text:style-name="P3">float – <text:span text:style-name="T1">Variável de número decimal (+ 2 casas).</text:span></text:p>
      <text:p text:style-name="P3">string – <text:span text:style-name="T1">Variável tipo de texto.</text:span></text:p>
      <text:p text:style-name="P2"/>
      <text:p text:style-name="P4">- <text:span text:style-name="T2">Estruturas de repetição:</text:span></text:p>
      <text:p text:style-name="P4"/>
      <text:p text:style-name="P6">for(int i <text:s/>= 0; i &lt;= 10; i++) { <text:s/>} - <text:span text:style-name="T1">Looping FOR.</text:span></text:p>
      <text:p text:style-name="P6"><text:span text:style-name="T1"/></text:p>
      <text:p text:style-name="P6">for(String x:array) { <text:s/>} – <text:span text:style-name="T1">Looping FOR EACH.</text:span></text:p>
      <text:p text:style-name="P6"><text:span text:style-name="T1"/></text:p>
      <text:p text:style-name="P6">while(condição) { <text:s/>} - <text:span text:style-name="T1">Looping WHILE.</text:span></text:p>
      <text:p text:style-name="P6"><text:span text:style-name="T1"/></text:p>
      <text:p text:style-name="P6">do { <text:s/>} while(condição) – <text:span text:style-name="T1">Looping DO/WHILE. </text:span></text:p>
      <text:p text:style-name="P6"><text:span text:style-name="T1"/></text:p>
      <text:p text:style-name="P6">Obs: <text:span text:style-name="T1">A diferença entre o WHILE e o DO/WHILE é que no WHILE ele verifica a condição antes de executar o bloco de código, e no DO/WHILE ele executa o bloco de código e só verifica a condição ao final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1T03:14:15.881128207</meta:creation-date>
    <dc:date>2022-02-21T04:43:59.228924292</dc:date>
    <meta:editing-duration>PT19M2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150" meta:character-count="838" meta:non-whitespace-character-count="691"/>
  </office:meta>
</office:document-meta>
</file>